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.5in" fo:margin-right="0in" fo:line-height="150%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color="#980000" fo:font-size="10pt" style:font-size-asian="10pt" style:font-size-complex="10pt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9">
      <style:paragraph-properties fo:margin-left="0.5in" fo:margin-right="0in" fo:text-indent="-0.25in" style:auto-text-indent="false"/>
      <style:text-properties fo:color="#980000" fo:font-size="10pt" fo:font-weight="bold" style:font-size-asian="10pt" style:font-weight-asian="bold" style:font-size-complex="10pt"/>
    </style:style>
    <style:style style:name="P8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line-height="115%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3" style:family="paragraph" style:parent-style-name="Standard">
      <style:paragraph-properties fo:margin-left="0.5in" fo:margin-right="0in" fo:text-indent="-0.25in" style:auto-text-indent="false"/>
      <style:text-properties fo:font-size="10pt" style:font-size-asian="10pt" style:font-size-complex="10pt"/>
    </style:style>
    <style:style style:name="P14" style:family="paragraph" style:parent-style-name="Standard" style:list-style-name="WWNum3">
      <style:paragraph-properties fo:margin-left="0.5in" fo:margin-right="0in" fo:line-height="150%" fo:text-indent="-0.25in" style:auto-text-indent="false"/>
      <style:text-properties fo:font-size="10pt" style:font-size-asian="10pt" style:font-size-complex="10pt"/>
    </style:style>
    <style:style style:name="P15" style:family="paragraph" style:parent-style-name="Standard" style:list-style-name="WWNum3">
      <style:paragraph-properties fo:margin-left="0.5in" fo:margin-right="0in" fo:text-indent="-0.25in" style:auto-text-indent="false"/>
      <style:text-properties fo:font-size="10pt" style:font-size-asian="10pt" style:font-size-complex="10pt"/>
    </style:style>
    <style:style style:name="P1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8" style:family="paragraph" style:parent-style-name="Standard">
      <style:paragraph-properties fo:margin-left="0.5in" fo:margin-right="0in" fo:text-indent="0in" style:auto-text-indent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.5in" fo:margin-right="0in" fo:line-height="150%" fo:text-indent="0in" style:auto-text-indent="false"/>
      <style:text-properties style:font-name="Comfortaa" fo:font-size="10pt" style:font-name-asian="Comfortaa1" style:font-size-asian="10pt" style:font-name-complex="Comfortaa1" style:font-size-complex="10pt"/>
    </style:style>
    <style:style style:name="P20" style:family="paragraph" style:parent-style-name="Standard" style:list-style-name="WWNum9">
      <style:paragraph-properties fo:margin-left="1in" fo:margin-right="0in" fo:text-indent="-0.25in" style:auto-text-indent="false"/>
    </style:style>
    <style:style style:name="P21" style:family="paragraph" style:parent-style-name="Standard" style:list-style-name="WWNum9">
      <style:paragraph-properties fo:margin-left="1in" fo:margin-right="0in" fo:text-indent="-0.25in" style:auto-text-indent="false"/>
      <style:text-properties fo:font-size="10pt" style:font-size-asian="10pt" style:font-size-complex="10pt"/>
    </style:style>
    <style:style style:name="P22" style:family="paragraph" style:parent-style-name="Standard" style:list-style-name="WWNum7">
      <style:paragraph-properties fo:margin-left="1in" fo:margin-right="0in" fo:text-indent="-0.25in" style:auto-text-indent="false"/>
      <style:text-properties fo:font-size="10pt" style:font-size-asian="10pt" style:font-size-complex="10pt"/>
    </style:style>
    <style:style style:name="P23" style:family="paragraph" style:parent-style-name="Standard" style:list-style-name="WWNum2">
      <style:paragraph-properties fo:margin-left="1in" fo:margin-right="0in" fo:text-indent="-0.25in" style:auto-text-indent="false"/>
      <style:text-properties fo:font-size="10pt" style:font-size-asian="10pt" style:font-size-complex="10pt"/>
    </style:style>
    <style:style style:name="P24" style:family="paragraph" style:parent-style-name="Standard" style:list-style-name="WWNum2">
      <style:paragraph-properties fo:margin-left="1in" fo:margin-right="0in" fo:line-height="150%" fo:text-indent="-0.25in" style:auto-text-indent="false"/>
      <style:text-properties fo:font-size="10pt" style:font-size-asian="10pt" style:font-size-complex="10pt"/>
    </style:style>
    <style:style style:name="P25" style:family="paragraph" style:parent-style-name="Standard" style:list-style-name="WWNum2">
      <style:paragraph-properties fo:margin-left="1in" fo:margin-right="0in" fo:text-indent="-0.25in" style:auto-text-indent="false"/>
    </style:style>
    <style:style style:name="P26" style:family="paragraph" style:parent-style-name="Standard">
      <style:paragraph-properties fo:margin-left="1in" fo:margin-right="0in" fo:line-height="150%" fo:text-indent="0in" style:auto-text-indent="false"/>
      <style:text-properties style:font-name="Comfortaa" fo:font-size="10pt" style:font-name-asian="Comfortaa1" style:font-size-asian="10pt" style:font-name-complex="Comfortaa1" style:font-size-complex="10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color="#ff00ff" fo:font-size="10pt" style:font-size-asian="10pt" style:font-size-complex="10pt"/>
    </style:style>
    <style:style style:name="P28" style:family="paragraph" style:parent-style-name="Standard" style:list-style-name="WWNum8">
      <style:paragraph-properties fo:margin-left="0in" fo:margin-right="0in" fo:text-indent="0in" style:auto-text-indent="false"/>
    </style:style>
    <style:style style:name="P29" style:family="paragraph" style:parent-style-name="Heading_20_1" style:master-page-name="Standard">
      <style:paragraph-properties style:page-number="1"/>
      <style:text-properties fo:font-size="19pt" style:font-size-asian="19pt" style:font-size-complex="19pt"/>
    </style:style>
    <style:style style:name="P30" style:family="paragraph" style:parent-style-name="Heading_20_4">
      <style:text-properties fo:font-size="11pt" style:font-size-asian="11pt" style:font-size-complex="11pt"/>
    </style:style>
    <style:style style:name="P31" style:family="paragraph" style:parent-style-name="Heading_20_4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32" style:family="paragraph" style:parent-style-name="Heading_20_5">
      <style:text-properties fo:font-size="10pt" style:font-size-asian="10pt" style:font-size-complex="10pt"/>
    </style:style>
    <style:style style:name="P33" style:family="paragraph" style:parent-style-name="Heading_20_2">
      <style:text-properties fo:font-size="15pt" style:font-size-asian="15pt" style:font-size-complex="15pt"/>
    </style:style>
    <style:style style:name="P34" style:family="paragraph" style:parent-style-name="Heading_20_3">
      <style:text-properties fo:font-size="13pt" style:font-size-asian="13pt" style:font-size-complex="13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4" style:family="text">
      <style:text-properties fo:font-size="10pt" fo:font-style="italic" style:font-size-asian="10pt" style:font-style-asian="italic" style:font-size-complex="10pt"/>
    </style:style>
    <style:style style:name="T5" style:family="text">
      <style:text-properties fo:color="#ff00ff"/>
    </style:style>
    <style:style style:name="T6" style:family="text">
      <style:text-properties fo:color="#ff00ff" fo:font-size="10pt" style:font-size-asian="10pt" style:font-size-complex="10pt"/>
    </style:style>
    <style:style style:name="T7" style:family="text">
      <style:text-properties style:font-name="Comfortaa" fo:font-size="10pt" style:font-name-asian="Comfortaa1" style:font-size-asian="10pt" style:font-name-complex="Comfortaa1" style:font-size-complex="10pt"/>
    </style:style>
    <style:style style:name="T8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9dz15tua22r0"/>Experiment Protocol</text:p>
      <text:p text:style-name="P33"><text:bookmark text:name="_dqfkkf6zpflb"/>General info</text:p>
      <text:p text:style-name="P34"><text:bookmark text:name="_px7sp4mxqbht"/>Before entering </text:p>
      <text:list xml:id="list647090276573213409" text:style-name="WWNum6">
        <text:list-item>
          <text:p text:style-name="P5"><text:span text:style-name="T1">Make sure everyone downstairs </text:span><text:span text:style-name="T2">knows </text:span><text:span text:style-name="T1">that you are running an experiment right now and that it is okay (nurses and Monitoring room)</text:span></text:p>
        </text:list-item>
      </text:list>
      <text:p text:style-name="P34"><text:bookmark text:name="_rn70mxras587"/>Patient</text:p>
      <text:list xml:id="list3485103854770499761" text:style-name="WWNum9">
        <text:list-item>
          <text:p text:style-name="P6"><text:span text:style-name="T2">Explain </text:span><text:span text:style-name="T1">the experiment and the task to the patient</text:span></text:p>
        </text:list-item>
        <text:list-item>
          <text:p text:style-name="P6"><text:span text:style-name="T1">Give the patient an </text:span><text:span text:style-name="T2">estimation how long</text:span><text:span text:style-name="T1"> it will take</text:span></text:p>
        </text:list-item>
        <text:list-item>
          <text:p text:style-name="P6"><text:span text:style-name="T2">Ask </text:span><text:span text:style-name="T1">the patient whether it is okay to do it (right now)</text:span></text:p>
        </text:list-item>
        <text:list-item>
          <text:p text:style-name="P6"><text:span text:style-name="T1">Check for </text:span><text:span text:style-name="T2">sources of distraction / noise</text:span><text:span text:style-name="T1"> (e.g. music) and ask the patient to switch it off if possible</text:span></text:p>
        </text:list-item>
      </text:list>
      <text:p text:style-name="P34"><text:bookmark text:name="_3lf1g7p6nqfd"/>Setup</text:p>
      <text:list xml:id="list36593526" text:continue-numbering="true" text:style-name="WWNum9">
        <text:list-item>
          <text:p text:style-name="P6"><text:span text:style-name="T2">Close the door </text:span><text:span text:style-name="T1">and hang the “Experiment running” </text:span><text:span text:style-name="T2">sign </text:span><text:span text:style-name="T1">on the door</text:span></text:p>
        </text:list-item>
        <text:list-item>
          <text:p text:style-name="P6"><text:span text:style-name="T2">Check </text:span><text:span text:style-name="T1">all the </text:span><text:span text:style-name="T2">cables</text:span></text:p>
        </text:list-item>
        <text:list-item>
          <text:p text:style-name="P6"><text:span text:style-name="T2">Connect DAQ</text:span><text:span text:style-name="T1"> to Laptop</text:span></text:p>
        </text:list-item>
        <text:list-item>
          <text:p text:style-name="P6"><text:span text:style-name="T1">Move </text:span><text:span text:style-name="T2">laptop to patient</text:span><text:span text:style-name="T1"> and make sure he/she can reach the necessary buttons and sits comfortable</text:span></text:p>
        </text:list-item>
        <text:list-item>
          <text:p text:style-name="P6"><text:span text:style-name="T2">Stop recording</text:span><text:span text:style-name="T1"> → </text:span><text:span text:style-name="T2">New Folder</text:span><text:span text:style-name="T1"> (wait for ~10s) → </text:span><text:span text:style-name="T2">Start recording </text:span></text:p>
        </text:list-item>
      </text:list>
      <text:p text:style-name="P18">(in NetCom Remote, not Neuralynx!)</text:p>
      <text:p text:style-name="P34"><text:bookmark text:name="_2wtiirhwhfsw"/>During experiment</text:p>
      <text:list xml:id="list36579287" text:continue-numbering="true" text:style-name="WWNum9">
        <text:list-item>
          <text:p text:style-name="P6"><text:span text:style-name="T1">“</text:span><text:span text:style-name="T2">Esc</text:span><text:span text:style-name="T1">” → start experiment; “</text:span><text:span text:style-name="T2">F10</text:span><text:span text:style-name="T1">” → abort experiment</text:span></text:p>
        </text:list-item>
        <text:list-item>
          <text:p text:style-name="P6"><text:span text:style-name="T1">Add entry to </text:span><text:span text:style-name="T2">spreadsheet </text:span><text:span text:style-name="T1">containing all sessions</text:span></text:p>
          <text:list>
            <text:list-item>
              <text:p text:style-name="P20"><text:span text:style-name="T1">If</text:span><text:span text:style-name="T2"> less than 2TB memory</text:span><text:span text:style-name="T1"> are left, inform the group after the experiment</text:span></text:p>
            </text:list-item>
          </text:list>
        </text:list-item>
        <text:list-item>
          <text:p text:style-name="P6"><text:span text:style-name="T1">Make 2 </text:span><text:span text:style-name="T2">screenshots </text:span><text:span text:style-name="T1">and save them on F (with patient number)</text:span></text:p>
          <text:list>
            <text:list-item>
              <text:p text:style-name="P21">One with NetCom Remote Control &amp; Acquisition System Status (Can be found under “View” if it isn’t open)</text:p>
            </text:list-item>
            <text:list-item>
              <text:p text:style-name="P21">One without them and only the Pegasus recording</text:p>
            </text:list-item>
          </text:list>
        </text:list-item>
        <text:list-item>
          <text:p text:style-name="P7">If the patient has a seizure, press the red emergency button at the patient’s bed, remove laptop &amp; table and make space </text:p>
        </text:list-item>
      </text:list>
      <text:p text:style-name="P34"><text:bookmark text:name="_w4qfr5aggjjl"/>After (in patient’s room)</text:p>
      <text:list xml:id="list2998371944232067108" text:style-name="WWNum7">
        <text:list-item>
          <text:p text:style-name="P8"><text:span text:style-name="T2">Stop recording</text:span><text:span text:style-name="T1"> → </text:span><text:span text:style-name="T2">New Folder</text:span><text:span text:style-name="T1"> (wait for ~10s) → </text:span><text:span text:style-name="T2">Start recording </text:span></text:p>
        </text:list-item>
      </text:list>
      <text:p text:style-name="P18">(in NetCom Remote, not Neuralynx!)</text:p>
      <text:list xml:id="list36575957" text:continue-numbering="true" text:style-name="WWNum7">
        <text:list-item>
          <text:p text:style-name="P8"><text:span text:style-name="T2">Copy the folder with recordings</text:span><text:span text:style-name="T1"> (should be the one with the second last timestamp) to current_patient and </text:span><text:span text:style-name="T2">rename</text:span><text:span text:style-name="T1">: add patientNo and experiment no. </text:span></text:p>
          <text:list>
            <text:list-item>
              <text:p text:style-name="P22">e.g, 071e11os2 (patient 71, 2nd os, 11th experiment in total)</text:p>
            </text:list-item>
          </text:list>
        </text:list-item>
      </text:list>
      <text:list xml:id="list8711695298581356159" text:style-name="WWNum8">
        <text:list-item>
          <text:p text:style-name="P9"><text:span text:style-name="T1">If you are the last person to run an experiment on that day, </text:span><text:span text:style-name="T2">turn off the monitor</text:span><text:span text:style-name="T1"> so that the patient can sleep</text:span></text:p>
        </text:list-item>
      </text:list>
      <text:p text:style-name="P33"><text:bookmark text:name="_c517t1grelos"/><text:soft-page-break/>Personscreening</text:p>
      <text:p text:style-name="P34"><text:bookmark text:name="_8xec4qhdoo9a"/>Preparation</text:p>
      <text:p text:style-name="P30"><text:bookmark text:name="_v66zmzp8u5q0"/>Find images</text:p>
      <text:list xml:id="list831461568082547623" text:style-name="WWNum2">
        <text:list-item>
          <text:p text:style-name="P10"><text:span text:style-name="T2">Search for images</text:span><text:span text:style-name="T1"> based on the interview</text:span></text:p>
          <text:list>
            <text:list-item>
              <text:p text:style-name="P25"><text:span text:style-name="T3">&amp;tbs_iar:s</text:span><text:span text:style-name="T4"> </text:span><text:span text:style-name="T1">at the end of the Google search url searches only for quadratic images</text:span></text:p>
            </text:list-item>
          </text:list>
        </text:list-item>
        <text:list-item>
          <text:p text:style-name="P10"><text:span text:style-name="T1">If there were already other experiments: add objects which evoked </text:span><text:span text:style-name="T2">responses </text:span></text:p>
        </text:list-item>
        <text:list-item>
          <text:p text:style-name="P10"><text:span text:style-name="T1">Extract quadratic cutouts from </text:span><text:span text:style-name="T2">private images </text:span></text:p>
          <text:list>
            <text:list-item>
              <text:p text:style-name="P23">Rename them: number of patient + “_p” + number (e.g. 084_p17)</text:p>
            </text:list-item>
          </text:list>
        </text:list-item>
        <text:list-item>
          <text:p text:style-name="P10"><text:span text:style-name="T1">Add images from </text:span><text:span text:style-name="T2">clinic personnel </text:span><text:span text:style-name="T1">and our group </text:span><text:span text:style-name="T6">(where to find them?)</text:span></text:p>
        </text:list-item>
        <text:list-item>
          <text:p text:style-name="P10"><text:span text:style-name="T1">Fill image list to ~140 with </text:span><text:span text:style-name="T2">common concepts</text:span><text:span text:style-name="T1"> (like “Merkel” or “Einstein”; based on general interests of patient)</text:span></text:p>
        </text:list-item>
      </text:list>
      <text:p text:style-name="P31"><text:bookmark text:name="_8l7owdtjdqcf"/>Prepare images</text:p>
      <text:list xml:id="list36593705" text:continue-numbering="true" text:style-name="WWNum2">
        <text:list-item>
          <text:p text:style-name="P10"><text:span text:style-name="T2">Save all images</text:span><text:span text:style-name="T1"> in </text:span><text:span text:style-name="T4">Projects/SU/ImageFolder/Sessions Bonn/”Folder”</text:span></text:p>
          <text:list>
            <text:list-item>
              <text:p text:style-name="P23">“Folder” = number of patient + “ps” (for personscreening) + number of session</text:p>
            </text:list-item>
            <text:list-item>
              <text:p text:style-name="P23">example: 084ps1</text:p>
            </text:list-item>
          </text:list>
        </text:list-item>
        <text:list-item>
          <text:p text:style-name="P10"><text:span text:style-name="T1">Make sure all images are </text:span><text:span text:style-name="T2">jpg</text:span></text:p>
          <text:list>
            <text:list-item>
              <text:p text:style-name="P24">In terminal: go to the folder and execute </text:p>
            </text:list-item>
          </text:list>
        </text:list-item>
      </text:list>
      <text:p text:style-name="P26">mogrify -format jpg *.png</text:p>
      <text:p text:style-name="P26">mogrify -format jpg *.jpeg</text:p>
      <text:list xml:id="list36597050" text:continue-numbering="true" text:style-name="WWNum2">
        <text:list-item>
          <text:p text:style-name="P10"><text:span text:style-name="T2">Resize </text:span><text:span text:style-name="T1">images</text:span></text:p>
          <text:list>
            <text:list-item>
              <text:p text:style-name="P24">In terminal: go to the folder and execute </text:p>
            </text:list-item>
          </text:list>
        </text:list-item>
      </text:list>
      <text:p text:style-name="P26">mogrify -resize 160x160 *.jpg</text:p>
      <text:list xml:id="list4595645269345557197" text:style-name="WWNum5">
        <text:list-item>
          <text:p text:style-name="P11"><text:span text:style-name="T2">Double check</text:span><text:span text:style-name="T1"> that all images have the right format and the number of images is correct (it can happen that there is an extra copy of all files starting with ‘~’ → delete them)</text:span></text:p>
        </text:list-item>
      </text:list>
      <text:list xml:id="list36587292" text:continue-list="list36597050" text:style-name="WWNum2">
        <text:list-item>
          <text:p text:style-name="P10"><text:span text:style-name="T1">Move images to </text:span><text:span text:style-name="T2">experiment laptop</text:span><text:span text:style-name="T1"> to </text:span><text:span text:style-name="T4">/home/exp/screening</text:span></text:p>
        </text:list-item>
      </text:list>
      <text:p text:style-name="P34"><text:bookmark text:name="_bqep86xo8swj"/>Before experiment</text:p>
      <text:p text:style-name="P3"><text:span text:style-name="T2">Make sure you did everything from “</text:span><text:a xlink:type="simple" xlink:href="#_u16gt14gc1y" text:style-name="ListLabel_20_82" text:visited-style-name="ListLabel_20_82"><text:span text:style-name="T8">Always → Before</text:span></text:a><text:span text:style-name="T2">”; time needed: ~25-30 min</text:span></text:p>
      <text:p text:style-name="P32"><text:bookmark text:name="_vif0h8w1jr2q"/>Task for patient</text:p>
      <text:list xml:id="list2969483138811649864" text:style-name="WWNum1">
        <text:list-item>
          <text:p text:style-name="P12"><text:span text:style-name="T1">Pfeiltaste nach </text:span><text:span text:style-name="T2">links</text:span><text:span text:style-name="T1">: Im Bild ist ein (menschliches) Gesicht zu sehen</text:span></text:p>
        </text:list-item>
        <text:list-item>
          <text:p text:style-name="P12"><text:span text:style-name="T1">Pfeiltaste nach </text:span><text:span text:style-name="T2">rechts</text:span><text:span text:style-name="T1">: Kein menschliches Gesicht</text:span></text:p>
        </text:list-item>
      </text:list>
      <text:p text:style-name="P32"><text:bookmark text:name="_pl9nyznoygqp"/>Run screening:</text:p>
      <text:list xml:id="list6020872915214158074" text:style-name="WWNum3">
        <text:list-item>
          <text:p text:style-name="P14">Open terminal and run experiment with the following commands:</text:p>
        </text:list-item>
      </text:list>
      <text:p text:style-name="P2"><text:span text:style-name="T7">cd screening<text:tab/></text:span><text:span text:style-name="T1"># not ‘</text:span><text:span text:style-name="T2">S</text:span><text:span text:style-name="T1">creening’!</text:span></text:p>
      <text:p text:style-name="P19">octave </text:p>
      <text:p text:style-name="P2"><text:span text:style-name="T7">screening(‘084ps2’) <text:s/></text:span><text:span text:style-name="T1"># assuming it is patient number 84 and the 2nd ps</text:span></text:p>
      <text:list xml:id="list36580769" text:continue-numbering="true" text:style-name="WWNum3">
        <text:list-item>
          <text:p text:style-name="P15">Enter patient and session number (only enter numbers!)</text:p>
        </text:list-item>
      </text:list>
      <text:p text:style-name="P34"><text:bookmark text:name="_n63zhsany4qt"/>During experiment</text:p>
      <text:p text:style-name="Standard"><text:span text:style-name="T2">Make sure you did everything from “</text:span><text:a xlink:type="simple" xlink:href="#_2wtiirhwhfsw" text:style-name="ListLabel_20_82" text:visited-style-name="ListLabel_20_82"><text:span text:style-name="T8">Always → During</text:span></text:a><text:span text:style-name="T2">”</text:span></text:p>
      <text:p text:style-name="P34"><text:bookmark text:name="_b7gelo5dgcfz"/>After (in patient’s room)</text:p>
      <text:p text:style-name="Standard"><text:span text:style-name="T2">Make sure you did everything from “</text:span><text:a xlink:type="simple" xlink:href="#_w4qfr5aggjjl" text:style-name="ListLabel_20_82" text:visited-style-name="ListLabel_20_82"><text:span text:style-name="T8">Always → After</text:span></text:a><text:span text:style-name="T2">”</text:span></text:p>
      <text:p text:style-name="P34"><text:bookmark text:name="_olfp2adg17f1"/><text:soft-page-break/>After (in the office)</text:p>
      <text:p text:style-name="P27">Copy log files? Delete images from laptop?</text:p>
      <text:p text:style-name="P4"/>
      <text:p text:style-name="P1"/>
      <text:p text:style-name="P33"><text:bookmark text:name="_v5378lx0n0vo"/>Objectscreening (os)</text:p>
      <text:p text:style-name="P34"><text:bookmark text:name="_c4zra5o4g8mc"/>Before </text:p>
      <text:p text:style-name="Standard"><text:span text:style-name="T2">Make sure you did everything from “</text:span><text:a xlink:type="simple" xlink:href="#_u16gt14gc1y" text:style-name="ListLabel_20_82" text:visited-style-name="ListLabel_20_82"><text:span text:style-name="T8">Always → Before</text:span></text:a><text:span text:style-name="T2">”; time needed: ~25-30 min</text:span></text:p>
      <text:p text:style-name="P32"><text:bookmark text:name="_93p3qp159dc1"/>Task for patient</text:p>
      <text:list xml:id="list36566852" text:continue-numbering="true" text:style-name="WWNum3">
        <text:list-item>
          <text:p text:style-name="P16"><text:span text:style-name="T1">Pfeiltaste nach </text:span><text:span text:style-name="T2">links</text:span><text:span text:style-name="T1">: Man kann das Objekt hochheben, und zwar mit einer Hand</text:span></text:p>
        </text:list-item>
        <text:list-item>
          <text:p text:style-name="P16"><text:span text:style-name="T1">Pfeiltaste nach </text:span><text:span text:style-name="T2">rechts</text:span><text:span text:style-name="T1">: Objekt ist nicht hochhebbar, oder man benötigt beide Hände</text:span></text:p>
        </text:list-item>
      </text:list>
      <text:p text:style-name="P32"><text:bookmark text:name="_ml9s5mifr5ak"/>Run screening:</text:p>
      <text:list xml:id="list36591043" text:continue-numbering="true" text:style-name="WWNum3">
        <text:list-item>
          <text:p text:style-name="P14">Open terminal and run experiment with the following commands:</text:p>
        </text:list-item>
      </text:list>
      <text:p text:style-name="P19">cd os</text:p>
      <text:p text:style-name="P19">octave </text:p>
      <text:p text:style-name="P19">os</text:p>
      <text:list xml:id="list36581206" text:continue-numbering="true" text:style-name="WWNum3">
        <text:list-item>
          <text:p text:style-name="P15">Enter patient and session number (only enter numbers!)</text:p>
        </text:list-item>
      </text:list>
      <text:p text:style-name="P34"><text:bookmark text:name="_9j5p5ag6e1bj"/>During </text:p>
      <text:p text:style-name="Standard"><text:span text:style-name="T2">Make sure you did everything from “</text:span><text:a xlink:type="simple" xlink:href="#_2wtiirhwhfsw" text:style-name="ListLabel_20_82" text:visited-style-name="ListLabel_20_82"><text:span text:style-name="T8">Always → During</text:span></text:a><text:span text:style-name="T2">”</text:span></text:p>
      <text:list xml:id="list1437558073871263903" text:style-name="WWNum4">
        <text:list-item>
          <text:p text:style-name="P17"><text:span text:style-name="T1">Check </text:span><text:span text:style-name="T2">how long</text:span><text:span text:style-name="T1"> the patient needs for first run. If it is more than 5-6 min, tell him/her that they can decide faster based on first intuition</text:span></text:p>
        </text:list-item>
      </text:list>
      <text:p text:style-name="P34"><text:bookmark text:name="_lvshf58fephz"/>After (in patient’s room)</text:p>
      <text:p text:style-name="Standard"><text:span text:style-name="T2">Make sure you did everything from “</text:span><text:a xlink:type="simple" xlink:href="#_w4qfr5aggjjl" text:style-name="ListLabel_20_82" text:visited-style-name="ListLabel_20_82"><text:span text:style-name="T8">Always → After</text:span></text:a><text:span text:style-name="T2">”</text:span></text:p>
      <text:p text:style-name="P34"><text:bookmark text:name="_jqkgi87xftr0"/>After (in the Office)</text:p>
      <text:p text:style-name="P13">- There exist a separate manual for executing the nos evaluation / analysis <text:span text:style-name="T5">here</text:span>: </text:p>
      <text:list xml:id="list36572637" text:continue-list="list8711695298581356159" text:style-name="WWNum8">
        <text:list-header>
          <text:p text:style-name="P28"><text:span text:style-name="T6"/>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D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in" fo:margin-bottom="0.0417in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in" fo:margin-bottom="0.222in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fo:font-size="10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fo:font-size="10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fo:font-size="10pt"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in" fo:margin-bottom="0.872in" fo:margin-left="1in" fo:margin-right="1in" style:writing-mode="lr-tb" style:layout-grid-color="#c0c0c0" style:layout-grid-lines="25735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0-11-19T16:36:35.50</dc:date>
    <dc:creator>Katharina Karkowski</dc:creator>
    <meta:editing-duration>PT9M3S</meta:editing-duration>
    <meta:editing-cycles>2</meta:editing-cycles>
    <meta:document-statistic meta:table-count="0" meta:image-count="0" meta:object-count="0" meta:page-count="3" meta:paragraph-count="89" meta:word-count="770" meta:character-count="4343"/>
  </office:meta>
</office:document-meta>
</file>